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35in"/>
    </style:style>
    <style:style style:name="co3" style:family="table-column">
      <style:table-column-properties fo:break-before="auto" style:column-width="0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none" fo:border-left="1.05pt double #000000" style:border-line-width-left="0.0047in 0.0047in 0.0047in" fo:border-right="1.05pt double #000000" style:border-line-width-right="0.0047in 0.0047in 0.0047in" fo:border-top="1.05pt double #000000" style:border-line-width-top="0.0047in 0.0047in 0.0047in"/>
    </style:style>
    <style:style style:name="ce4" style:family="table-cell" style:parent-style-name="Default">
      <style:table-cell-properties fo:border-bottom="none" fo:border-left="1.05pt double #000000" style:border-line-width-left="0.0047in 0.0047in 0.0047in" fo:border-right="1.05pt double #000000" style:border-line-width-right="0.0047in 0.0047in 0.0047in" fo:border-top="none"/>
    </style:style>
    <style:style style:name="ce5" style:family="table-cell" style:parent-style-name="Default">
      <style:table-cell-properties fo:border-bottom="1.05pt double #000000" style:border-line-width-bottom="0.0047in 0.0047in 0.0047in" fo:border-left="1.05pt double #000000" style:border-line-width-left="0.0047in 0.0047in 0.0047in" fo:border-right="1.05pt double #000000" style:border-line-width-right="0.0047in 0.0047in 0.0047in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Calculate the stringency index of the Oxfort government COVID-19 policy tracker. For explanation, see <text:a xlink:href="https://github.com/OxCGRT/covid-policy-tracker/blob/master/documentation/index_methodology.md" xlink:type="simple">https://github.com/OxCGRT/covid-policy-tracker/blob/master/documentation/index_methodology.md</text:a>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Fill in this column</text:p>
          </table:table-cell>
          <table:table-cell/>
        </table:table-row>
        <table:table-row table:style-name="ro1">
          <table:table-cell table:style-name="ce1" office:value-type="string" calcext:value-type="string">
            <text:p>Indicator</text:p>
          </table:table-cell>
          <table:table-cell table:style-name="ce1" office:value-type="string" calcext:value-type="string">
            <text:p>Nj</text:p>
          </table:table-cell>
          <table:table-cell table:style-name="ce1"/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ub-index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D4]/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5]/[.B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6]/[.B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7]/[.B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8]/[.B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9]/[.B9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/[.B1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/[.B11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[.D12]/[.B12]" office:value-type="float" office:value="1" calcext:value-type="float">
            <text:p>1</text:p>
          </table:table-cell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Index</text:p>
          </table:table-cell>
          <table:table-cell table:style-name="ce2" table:formula="of:=AVERAGE([.E4:.E12])" office:value-type="float" office:value="0.583333333333334" calcext:value-type="float">
            <text:p>0.583333333333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6:37:55.437103245</meta:creation-date>
    <meta:generator>LibreOffice/6.4.6.2$Linux_X86_64 LibreOffice_project/40$Build-2</meta:generator>
    <dc:date>2020-10-22T16:47:16.743762533</dc:date>
    <meta:editing-duration>PT9M19S</meta:editing-duration>
    <meta:editing-cycles>8</meta:editing-cycles>
    <meta:document-statistic meta:table-count="1" meta:cell-count="44" meta:object-count="0"/>
  </office:meta>
</office:document-meta>
</file>